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2" office:value-type="string" calcext:value-type="string">
            <text:p>Loopy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style-name="ce1" office:value-type="string" calcext:value-type="string">
            <text:p>D10</text:p>
          </table:table-cell>
          <table:table-cell table:number-columns-repeated="7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D8</text:p>
          </table:table-cell>
          <table:table-cell table:number-columns-repeated="7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D6</text:p>
          </table:table-cell>
          <table:table-cell table:number-columns-repeated="7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D14</text:p>
          </table:table-cell>
          <table:table-cell table:number-columns-repeated="7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D3</text:p>
          </table:table-cell>
          <table:table-cell table:number-columns-repeated="7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D2</text:p>
          </table:table-cell>
          <table:table-cell table:number-columns-repeated="7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RESET</text:p>
          </table:table-cell>
          <table:table-cell table:number-columns-repeated="7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D0</text:p>
          </table:table-cell>
          <table:table-cell table:number-columns-repeated="7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21</text:p>
          </table:table-cell>
          <table:table-cell table:number-columns-repeated="7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20</text:p>
          </table:table-cell>
          <table:table-cell table:number-columns-repeated="7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5</text:p>
          </table:table-cell>
          <table:table-cell table:number-columns-repeated="7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7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13"/>
          <table:table-cell office:value-type="string" calcext:value-type="string">
            <text:p>build-in (LCD blink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D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D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/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/M0-7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RAMWE</text:p>
          </table:table-cell>
          <table:table-cell table:number-columns-repeated="7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</text:p>
          </table:table-cell>
          <table:table-cell office:value-type="string" calcext:value-type="string">
            <text:p>OE 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7 (1K Pullup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ATA 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style-name="ce2" office:value-type="string" calcext:value-type="string">
            <text:p>RAMCS2</text:p>
          </table:table-cell>
          <table:table-cell table:number-columns-repeated="7"/>
          <table:table-cell office:value-type="string" calcext:value-type="string">
            <text:p>WE</text:p>
          </table:table-cell>
          <table:table-cell table:style-name="ce1"/>
          <table:table-cell table:number-columns-repeated="4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style-name="ce2"/>
          <table:table-cell table:number-columns-repeated="7"/>
          <table:table-cell office:value-type="string" calcext:value-type="string">
            <text:p>WP</text:p>
          </table:table-cell>
          <table:table-cell table:style-name="ce1" office:value-type="string" calcext:value-type="string">
            <text:p>WE</text:p>
          </table:table-cell>
          <table:table-cell office:value-type="string" calcext:value-type="string">
            <text:p>WE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style-name="ce1"/>
          <table:table-cell table:number-columns-repeated="7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 (OLED blink)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3"/>
          <table:table-cell office:value-type="string" calcext:value-type="string">
            <text:p>build-in (Serial blink)</text:p>
          </table:table-cell>
          <table:table-cell table:number-columns-repeated="5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CLK</text:p>
          </table:table-cell>
          <table:table-cell office:value-type="string" calcext:value-type="string">
            <text:p>VCLK</text:p>
          </table:table-cell>
          <table:table-cell table:number-columns-repeated="11"/>
          <table:table-cell table:style-name="ce1"/>
          <table:table-cell table:number-columns-repeated="42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table:number-columns-repeated="7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1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1</text:p>
          </table:table-cell>
          <table:table-cell table:number-columns-repeated="7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A19</text:p>
          </table:table-cell>
          <table:table-cell table:number-columns-repeated="7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A18</text:p>
          </table:table-cell>
          <table:table-cell table:number-columns-repeated="7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A16</text:p>
          </table:table-cell>
          <table:table-cell table:number-columns-repeated="7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A17</text:p>
          </table:table-cell>
          <table:table-cell table:number-columns-repeated="7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A14</text:p>
          </table:table-cell>
          <table:table-cell table:number-columns-repeated="7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style-name="ce1"/>
          <table:table-cell table:number-columns-repeated="7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style-name="ce1"/>
          <table:table-cell table:number-columns-repeated="7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style-name="ce1"/>
          <table:table-cell table:number-columns-repeated="7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style-name="ce1"/>
          <table:table-cell table:number-columns-repeated="7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2</text:p>
          </table:table-cell>
          <table:table-cell table:number-columns-repeated="7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 table:number-columns-repeated="7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3"/>
          <table:table-cell office:value-type="string" calcext:value-type="string">
            <text:p>HW5 status LED</text:p>
          </table:table-cell>
          <table:table-cell table:number-columns-repeated="3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7"/>
          <table:table-cell office:value-type="string" calcext:value-type="string">
            <text:p>D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7"/>
          <table:table-cell office:value-type="string" calcext:value-type="string">
            <text:p>D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style-name="ce2" office:value-type="string" calcext:value-type="string">
            <text:p>C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style-name="ce2" office:value-type="string" calcext:value-type="string">
            <text:p>OE</text:p>
          </table:table-cell>
          <table:table-cell table:number-columns-repeated="9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 table:number-columns-repeated="2"/>
          <table:table-cell table:number-columns-repeated="7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 table:number-columns-repeated="2"/>
          <table:table-cell table:number-columns-repeated="7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style-name="ce1" office:value-type="string" calcext:value-type="string">
            <text:p>A11</text:p>
          </table:table-cell>
          <table:table-cell table:number-columns-repeated="7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A7</text:p>
          </table:table-cell>
          <table:table-cell table:number-columns-repeated="7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5</text:p>
          </table:table-cell>
          <table:table-cell table:number-columns-repeated="7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K0</text:p>
          </table:table-cell>
          <table:table-cell table:number-columns-repeated="5"/>
          <table:table-cell office:value-type="string" calcext:value-type="string">
            <text:p>CLK</text:p>
          </table:table-cell>
          <table:table-cell table:number-columns-repeated="10"/>
          <table:table-cell table:style-name="ce1"/>
          <table:table-cell table:number-columns-repeated="49"/>
        </table:table-row>
        <table:table-row table:style-name="ro1">
          <table:table-cell office:value-type="string" calcext:value-type="string">
            <text:p>CLK1</text:p>
          </table:table-cell>
          <table:table-cell table:number-columns-repeated="5"/>
          <table:table-cell office:value-type="string" calcext:value-type="string">
            <text:p>CPUCLK</text:p>
          </table:table-cell>
          <table:table-cell table:number-columns-repeated="3"/>
          <table:table-cell office:value-type="string" calcext:value-type="string">
            <text:p>EEP CLK</text:p>
          </table:table-cell>
          <table:table-cell table:number-columns-repeated="6"/>
          <table:table-cell table:style-name="ce1"/>
          <table:table-cell table:number-columns-repeated="49"/>
        </table:table-row>
        <table:table-row table:style-name="ro1">
          <table:table-cell office:value-type="string" calcext:value-type="string">
            <text:p>CLK2</text:p>
          </table:table-cell>
          <table:table-cell table:number-columns-repeated="5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1" table:number-rows-repeated="1048497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andro</meta:initial-creator>
    <meta:creation-date>2016-01-20T13:07:51</meta:creation-date>
    <dc:date>2023-06-28T14:22:14.561518567</dc:date>
    <meta:editing-cycles>28</meta:editing-cycles>
    <meta:editing-duration>PT2H44M22S</meta:editing-duration>
    <meta:generator>LibreOffice/7.1.2.2$MacOSX_X86_64 LibreOffice_project/8a45595d069ef5570103caea1b71cc9d82b2aae4</meta:generator>
    <meta:document-statistic meta:table-count="3" meta:cell-count="773" meta:object-count="0"/>
  </office:meta>
</office:document-meta>
</file>